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nael Mesr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uillard Adrie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PAIRAULT Pier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office:value-type="float" office:value="29" table:style-name="ce8">
            <text:p>29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office:value-type="float" office:value="0" table:style-name="ce8">
            <text:p>0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office:value-type="float" office:value="0" table:style-name="ce10">
            <text:p>0</text:p>
          </table:table-cell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PAIRAULT Pierr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mettre à jour le gitignore</text:p>
          </table:table-cell>
          <table:table-cell office:value-type="string" table:content-validation-name="val2" table:style-name="ce21">
            <text:p>Nathanael Mesrin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Pierre PAIRAULT</dc:creator>
    <meta:creation-date>2017-12-06T13:08:19Z</meta:creation-date>
    <dc:date>2022-04-05T13:12:38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